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2A848674841B4D2C.png" manifest:media-type="image/png"/>
  <manifest:file-entry manifest:full-path="Pictures/1000000000000230000001A457ED0828DFC528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965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365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851cm" svg:height="11.113cm" svg:x="0.148cm" svg:y="5.027cm">
          <draw:image xlink:href="Pictures/1000000000000230000001A42A848674841B4D2C.png" xlink:type="simple" xlink:show="embed" xlink:actuate="onLoad">
            <text:p/>
          </draw:image>
        </draw:frame>
        <draw:frame draw:style-name="gr2" draw:text-style-name="P1" draw:layer="layout" svg:width="13.451cm" svg:height="11.113cm" svg:x="14.448cm" svg:y="5.027cm">
          <draw:image xlink:href="Pictures/1000000000000230000001A457ED0828DFC52847.png" xlink:type="simple" xlink:show="embed" xlink:actuate="onLoad">
            <text:p/>
          </draw:image>
        </draw:frame>
        <draw:frame draw:style-name="gr3" draw:text-style-name="P2" draw:layer="layout" svg:width="3.783cm" svg:height="0.798cm" svg:x="2.374cm" svg:y="4cm">
          <draw:text-box>
            <text:p><text:span text:style-name="T1">new Julia code</text:span></text:p>
          </draw:text-box>
        </draw:frame>
        <draw:frame draw:style-name="gr3" draw:text-style-name="P2" draw:layer="layout" svg:width="4.113cm" svg:height="0.798cm" svg:x="14.775cm" svg:y="4cm">
          <draw:text-box>
            <text:p><text:span text:style-name="T1">old Fortran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1M10S</meta:editing-duration>
    <meta:editing-cycles>5</meta:editing-cycles>
    <meta:generator>LibreOffice/5.3.4.2$Windows_X86_64 LibreOffice_project/f82d347ccc0be322489bf7da61d7e4ad13fe2ff3</meta:generator>
    <dc:date>2017-08-03T14:43:53.939000000</dc:date>
    <meta:document-statistic meta:object-count="27"/>
  </office:meta>
</office:document-meta>
</file>